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0"/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nowns for Your Particular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1" office:value-type="percentage" office:value="0.1">
            <text:p>10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13]*[.D11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2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15]/[.$D$6]*[.D11]" office:value-type="currency" office:currency="USD" office:value="4.81176470588235">
            <text:p>$4.81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85.7937647058824">
            <text:p>$85.79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17]/[.D13]" office:value-type="currency" office:currency="USD" office:value="4.33301841948901">
            <text:p>$4.33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24]*[.D22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26]/[.$D$6]*[.D22]" office:value-type="currency" office:currency="USD" office:value="4.81176470588235">
            <text:p>$4.81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5]+[.D27]" office:value-type="currency" office:currency="USD" office:value="85.7937647058824">
            <text:p>$85.79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28]/[.D24]" office:value-type="currency" office:currency="USD" office:value="4.33301841948901">
            <text:p>$4.33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1/04/2022</text:date>, <text:time>13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4T13:59:27.88</dc:date>
    <dc:creator>Mark Lehr</dc:creator>
    <meta:editing-duration>PT2H17M7S</meta:editing-duration>
    <meta:editing-cycles>5</meta:editing-cycles>
    <meta:document-statistic meta:table-count="1" meta:cell-count="48" meta:object-count="0"/>
  </office:meta>
</office:document-meta>
</file>